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9e31" officeooo:paragraph-rsid="00019e31" style:font-size-asian="14pt" style:font-size-complex="14pt"/>
    </style:style>
    <style:style style:name="P2" style:family="paragraph" style:parent-style-name="Standard">
      <style:text-properties fo:font-size="14pt" officeooo:paragraph-rsid="00120a73" style:font-size-asian="14pt" style:font-size-complex="14pt"/>
    </style:style>
    <style:style style:name="P3" style:family="paragraph" style:parent-style-name="Standard">
      <style:text-properties fo:font-size="14pt" officeooo:rsid="0012f5f0" officeooo:paragraph-rsid="0012f5f0" style:font-size-asian="14pt" style:font-size-complex="14pt"/>
    </style:style>
    <style:style style:name="P4" style:family="paragraph" style:parent-style-name="Standard">
      <style:text-properties fo:font-size="14pt" officeooo:rsid="001f63ee" officeooo:paragraph-rsid="0012f5f0" style:font-size-asian="14pt" style:font-size-complex="14pt"/>
    </style:style>
    <style:style style:name="P5" style:family="paragraph" style:parent-style-name="Standard" style:list-style-name="L3">
      <style:text-properties fo:font-size="14pt" officeooo:rsid="00201cab" officeooo:paragraph-rsid="00201cab" style:font-size-asian="14pt" style:font-size-complex="14pt"/>
    </style:style>
    <style:style style:name="P6" style:family="paragraph" style:parent-style-name="Standard" style:list-style-name="L3">
      <style:text-properties fo:font-size="14pt" officeooo:rsid="00201cab" officeooo:paragraph-rsid="00227a52" style:font-size-asian="14pt" style:font-size-complex="14pt"/>
    </style:style>
    <style:style style:name="P7" style:family="paragraph" style:parent-style-name="Standard">
      <style:text-properties fo:font-size="14pt" officeooo:rsid="00201cab" officeooo:paragraph-rsid="00201cab" style:font-size-asian="14pt" style:font-size-complex="14pt"/>
    </style:style>
    <style:style style:name="P8" style:family="paragraph" style:parent-style-name="Standard">
      <style:text-properties fo:font-size="14pt" officeooo:rsid="0025205a" officeooo:paragraph-rsid="0025205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87ce4" officeooo:paragraph-rsid="00087ce4" style:font-size-asian="15.75pt" style:font-weight-asian="bold" style:font-size-complex="18pt" style:font-weight-complex="bold"/>
    </style:style>
    <style:style style:name="P10" style:family="paragraph" style:parent-style-name="Standard">
      <style:text-properties officeooo:paragraph-rsid="00201cab"/>
    </style:style>
    <style:style style:name="P11" style:family="paragraph" style:parent-style-name="Standard" style:list-style-name="L2">
      <style:text-properties officeooo:paragraph-rsid="00201cab"/>
    </style:style>
    <style:style style:name="T1" style:family="text">
      <style:text-properties officeooo:rsid="000d388e"/>
    </style:style>
    <style:style style:name="T2" style:family="text">
      <style:text-properties officeooo:rsid="000d5bea"/>
    </style:style>
    <style:style style:name="T3" style:family="text">
      <style:text-properties officeooo:rsid="000f069b"/>
    </style:style>
    <style:style style:name="T4" style:family="text">
      <style:text-properties officeooo:rsid="0014d47b"/>
    </style:style>
    <style:style style:name="T5" style:family="text">
      <style:text-properties officeooo:rsid="001a6725"/>
    </style:style>
    <style:style style:name="T6" style:family="text">
      <style:text-properties officeooo:rsid="001cd81e"/>
    </style:style>
    <style:style style:name="T7" style:family="text">
      <style:text-properties fo:font-size="14pt" officeooo:rsid="001f63ee" style:font-size-asian="14pt" style:font-size-complex="14pt"/>
    </style:style>
    <style:style style:name="T8" style:family="text">
      <style:text-properties fo:font-size="14pt" officeooo:rsid="0012f5f0" style:font-size-asian="14pt" style:font-size-complex="14pt"/>
    </style:style>
    <style:style style:name="T9" style:family="text">
      <style:text-properties fo:font-size="14pt" officeooo:rsid="00201cab" style:font-size-asian="14pt" style:font-size-complex="14pt"/>
    </style:style>
    <style:style style:name="T10" style:family="text">
      <style:text-properties officeooo:rsid="002066f7"/>
    </style:style>
    <style:style style:name="T11" style:family="text">
      <style:text-properties officeooo:rsid="00227a52"/>
    </style:style>
    <style:style style:name="T12" style:family="text">
      <style:text-properties officeooo:rsid="0023a6d6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Présentation du projet</text:p>
      <text:p text:style-name="P1"/>
      <text:p text:style-name="P1"/>
      <text:p text:style-name="P1"><text:span text:style-name="T2">L</text:span>e projet est effectué au sein de l’entreprise Tony Dominguez, <text:span text:style-name="T5">qui est un</text:span> <text:span text:style-name="T6">micro-</text:span>entrepreneur <text:span text:style-name="T1">dans la</text:span> création de site web.</text:p>
      <text:p text:style-name="P1"/>
      <text:p text:style-name="P2"><text:span text:style-name="T3">Celui-ci consiste à la réalisation d’un site dynamique, pour la micro-entreprise « My DSP », <text:s/>spécialisé en débosselage sans peinture pour le secteur automobile, avec comme clientèle cible les professionnels et les particuliers.</text:span></text:p>
      <text:p text:style-name="P2"/>
      <text:p text:style-name="P10"><text:span text:style-name="T7">Le site sera composé : </text:span></text:p>
      <text:p text:style-name="P10"><text:span text:style-name="T7"/></text:p>
      <text:list xml:id="list389479441" text:style-name="L2">
        <text:list-item>
          <text:p text:style-name="P11"><text:span text:style-name="T9">d’u</text:span><text:span text:style-name="T7">ne</text:span><text:span text:style-name="T8"> page d’accueil avec :</text:span></text:p>
        </text:list-item>
      </text:list>
      <text:p text:style-name="P3"><text:tab/>- un en-tête contenant un slide d’images ;</text:p>
      <text:p text:style-name="P3"><text:tab/>- un menu de navigation ;</text:p>
      <text:p text:style-name="P3"><text:tab/>- une section avec un slide d’images présentant des travaux effectués <text:tab/>avant/après ;</text:p>
      <text:p text:style-name="P3"><text:tab/>- une deuxième section avec un texte <text:span text:style-name="T4">descriptif</text:span> du métier.</text:p>
      <text:p text:style-name="P3"><text:tab/>- <text:span text:style-name="T12">des liens réseaux sociaux, mentions légales, google map en bas de page ;</text:span></text:p>
      <text:p text:style-name="P3"/>
      <text:list xml:id="list2382357114" text:style-name="L3">
        <text:list-item>
          <text:p text:style-name="P5">d’une page de contact avec :</text:p>
          <text:p text:style-name="P5">- un formulaire de contact ;</text:p>
        </text:list-item>
      </text:list>
      <text:p text:style-name="P7"/>
      <text:list xml:id="list141040215868073" text:continue-numbering="true" text:style-name="L3">
        <text:list-item>
          <text:p text:style-name="P5">d’une page de commentaire avec :</text:p>
          <text:p text:style-name="P5">- un formulaire pour poster son commentaire ;</text:p>
          <text:p text:style-name="P5">- les commentaires déjà postés et validés ;</text:p>
        </text:list-item>
      </text:list>
      <text:p text:style-name="P7"/>
      <text:list xml:id="list141038785791367" text:continue-numbering="true" text:style-name="L3">
        <text:list-item>
          <text:p text:style-name="P5">d’une page de gestion avec :</text:p>
          <text:p text:style-name="P6"><text:span text:style-name="T11">- un formulaire de connexion pour un accès réservé à l’administrateur ;</text:span></text:p>
          <text:p text:style-name="P6">- les commentaires en cours de validation, <text:span text:style-name="T12">après connexion</text:span> ;</text:p>
        </text:list-item>
      </text:list>
      <text:p text:style-name="P7"/>
      <text:list xml:id="list141038378730357" text:continue-numbering="true" text:style-name="L3">
        <text:list-item>
          <text:p text:style-name="P5">d’une page A propos avec :</text:p>
        </text:list-item>
      </text:list>
      <text:p text:style-name="P7"><text:tab/>- un texte décrivant le client e<text:span text:style-name="T10">t son parcours </text:span>;</text:p>
      <text:p text:style-name="P7"/>
      <text:p text:style-name="P8">La mise en ligne devra être effectuée avant le 12 Avril 2019.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32:34.937000000</meta:creation-date>
    <dc:date>2019-04-09T14:10:38.088000000</dc:date>
    <meta:editing-duration>PT5H5M12S</meta:editing-duration>
    <meta:editing-cycles>28</meta:editing-cycles>
    <meta:generator>LibreOffice/6.1.1.2$Windows_X86_64 LibreOffice_project/5d19a1bfa650b796764388cd8b33a5af1f5baa1b</meta:generator>
    <meta:print-date>2019-04-09T11:49:52.877000000</meta:print-date>
    <meta:document-statistic meta:table-count="0" meta:image-count="0" meta:object-count="0" meta:page-count="1" meta:paragraph-count="21" meta:word-count="217" meta:character-count="1191" meta:non-whitespace-character-count="996"/>
  </office:meta>
</office:document-meta>
</file>